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 fo:text-align="center" style:line-height-at-least="0.1666in"/>
    </style:style>
    <style:style style:name="T2" style:parent-style-name="預設段落字型" style:family="text">
      <style:text-properties style:font-name="微軟正黑體" style:font-name-asian="微軟正黑體" fo:font-weight="bold" style:font-weight-asian="bold" fo:color="#4F6228" fo:font-size="24pt" style:font-size-asian="24pt" style:font-size-complex="24pt"/>
    </style:style>
    <style:style style:name="T3" style:parent-style-name="預設段落字型" style:family="text">
      <style:text-properties style:font-name="微軟正黑體" style:font-name-asian="微軟正黑體" fo:font-weight="bold" style:font-weight-asian="bold" fo:color="#C0504D" fo:font-size="24pt" style:font-size-asian="24pt" style:font-size-complex="24pt"/>
    </style:style>
    <style:style style:name="T4" style:parent-style-name="預設段落字型" style:family="text">
      <style:text-properties style:font-name="微軟正黑體" style:font-name-asian="微軟正黑體" fo:font-weight="bold" style:font-weight-asian="bold" fo:color="#0070C0" fo:font-size="24pt" style:font-size-asian="24pt" style:font-size-complex="24pt"/>
    </style:style>
    <style:style style:name="T5" style:parent-style-name="預設段落字型" style:family="text">
      <style:text-properties style:font-name="微軟正黑體" style:font-name-asian="微軟正黑體" fo:font-weight="bold" style:font-weight-asian="bold" fo:color="#F79646" fo:font-size="24pt" style:font-size-asian="24pt" style:font-size-complex="24pt"/>
    </style:style>
    <style:style style:name="T6" style:parent-style-name="預設段落字型" style:family="text">
      <style:text-properties style:font-name="微軟正黑體" style:font-name-asian="微軟正黑體" fo:font-weight="bold" style:font-weight-asian="bold" fo:color="#4F6228" fo:font-size="24pt" style:font-size-asian="24pt" style:font-size-complex="24pt"/>
    </style:style>
    <style:style style:name="T7" style:parent-style-name="預設段落字型" style:family="text">
      <style:text-properties style:font-name="微軟正黑體" style:font-name-asian="微軟正黑體" fo:font-weight="bold" style:font-weight-asian="bold" fo:color="#7030A0" fo:font-size="24pt" style:font-size-asian="24pt" style:font-size-complex="24pt"/>
    </style:style>
    <style:style style:name="T8" style:parent-style-name="預設段落字型" style:family="text">
      <style:text-properties style:font-name="微軟正黑體" style:font-name-asian="微軟正黑體" fo:font-weight="bold" style:font-weight-asian="bold" fo:color="#F79646" fo:font-size="24pt" style:font-size-asian="24pt" style:font-size-complex="24pt"/>
    </style:style>
    <style:style style:name="T9" style:parent-style-name="預設段落字型" style:family="text">
      <style:text-properties style:font-name="微軟正黑體" style:font-name-asian="微軟正黑體" fo:font-weight="bold" style:font-weight-asian="bold" fo:color="#4F6228" fo:font-size="24pt" style:font-size-asian="24pt" style:font-size-complex="24pt"/>
    </style:style>
    <style:style style:name="P10" style:parent-style-name="內文" style:family="paragraph">
      <style:paragraph-properties fo:margin-bottom="0.0833in" style:line-height-at-least="0.1666in"/>
      <style:text-properties style:font-name="微軟正黑體" style:font-name-asian="微軟正黑體" fo:font-weight="bold" style:font-weight-asian="bold" fo:color="#002060" fo:font-size="14pt" style:font-size-asian="14pt" style:font-size-complex="14pt"/>
    </style:style>
    <style:style style:name="P11" style:parent-style-name="內文" style:family="paragraph">
      <style:paragraph-properties style:line-height-at-least="0.1666in"/>
    </style:style>
    <style:style style:name="T12" style:parent-style-name="預設段落字型" style:family="text">
      <style:text-properties style:font-name="微軟正黑體" style:font-name-asian="微軟正黑體" fo:color="#0563C1" style:font-size-complex="12pt"/>
    </style:style>
    <style:style style:name="P13" style:parent-style-name="內文" style:family="paragraph">
      <style:paragraph-properties style:line-height-at-least="0.1666in"/>
    </style:style>
    <style:style style:name="T14" style:parent-style-name="預設段落字型" style:family="text">
      <style:text-properties style:font-name="微軟正黑體" style:font-name-asian="微軟正黑體" fo:color="#0563C1" style:font-size-complex="12pt"/>
    </style:style>
    <style:style style:name="P15" style:parent-style-name="內文" style:family="paragraph">
      <style:paragraph-properties style:line-height-at-least="0.1666in"/>
    </style:style>
    <style:style style:name="T16" style:parent-style-name="預設段落字型" style:family="text">
      <style:text-properties style:font-name="微軟正黑體" style:font-name-asian="微軟正黑體" fo:color="#0563C1" style:font-size-complex="12pt"/>
    </style:style>
    <style:style style:name="P17" style:parent-style-name="內文" style:family="paragraph">
      <style:paragraph-properties style:line-height-at-least="0.1666in"/>
    </style:style>
    <style:style style:name="T18" style:parent-style-name="預設段落字型" style:family="text">
      <style:text-properties style:font-name="微軟正黑體" style:font-name-asian="微軟正黑體" fo:color="#0563C1" style:font-size-complex="12pt"/>
    </style:style>
    <style:style style:name="P19" style:parent-style-name="內文" style:family="paragraph">
      <style:paragraph-properties style:line-height-at-least="0.1666in"/>
    </style:style>
    <style:style style:name="T20" style:parent-style-name="預設段落字型" style:family="text">
      <style:text-properties style:font-name="微軟正黑體" style:font-name-asian="微軟正黑體" fo:color="#0563C1" style:font-size-complex="12pt"/>
    </style:style>
    <style:style style:name="P21" style:parent-style-name="內文" style:family="paragraph">
      <style:paragraph-properties style:line-height-at-least="0.1666in"/>
    </style:style>
    <style:style style:name="T22" style:parent-style-name="預設段落字型" style:family="text">
      <style:text-properties style:font-name="微軟正黑體" style:font-name-asian="微軟正黑體" fo:color="#0563C1" style:font-size-complex="12pt"/>
    </style:style>
    <style:style style:name="P23" style:parent-style-name="內文" style:family="paragraph">
      <style:paragraph-properties style:line-height-at-least="0.1666in"/>
    </style:style>
    <style:style style:name="T24" style:parent-style-name="預設段落字型" style:family="text">
      <style:text-properties style:font-name="微軟正黑體" style:font-name-asian="微軟正黑體" fo:color="#0563C1" style:font-size-complex="12pt"/>
    </style:style>
    <style:style style:name="P25" style:parent-style-name="內文" style:family="paragraph">
      <style:paragraph-properties style:line-height-at-least="0.1666in"/>
    </style:style>
    <style:style style:name="T26" style:parent-style-name="預設段落字型" style:family="text">
      <style:text-properties style:font-name="微軟正黑體" style:font-name-asian="微軟正黑體" fo:color="#0563C1" style:font-size-complex="12pt"/>
    </style:style>
    <style:style style:name="P27" style:parent-style-name="內文" style:family="paragraph">
      <style:paragraph-properties style:line-height-at-least="0.1666in"/>
    </style:style>
    <style:style style:name="T28" style:parent-style-name="預設段落字型" style:family="text">
      <style:text-properties style:font-name="微軟正黑體" style:font-name-asian="微軟正黑體" fo:color="#0563C1" style:font-size-complex="12pt"/>
    </style:style>
    <style:style style:name="P29" style:parent-style-name="內文" style:family="paragraph">
      <style:paragraph-properties style:line-height-at-least="0.1666in"/>
    </style:style>
    <style:style style:name="T30" style:parent-style-name="預設段落字型" style:family="text">
      <style:text-properties style:font-name="微軟正黑體" style:font-name-asian="微軟正黑體" fo:color="#0563C1" style:font-size-complex="12pt"/>
    </style:style>
    <style:style style:name="P31" style:parent-style-name="內文" style:family="paragraph">
      <style:paragraph-properties style:line-height-at-least="0.1666in"/>
    </style:style>
    <style:style style:name="T32" style:parent-style-name="預設段落字型" style:family="text">
      <style:text-properties style:font-name="微軟正黑體" style:font-name-asian="微軟正黑體" fo:color="#0563C1" style:font-size-complex="12pt"/>
    </style:style>
    <style:style style:name="P33" style:parent-style-name="內文" style:family="paragraph">
      <style:paragraph-properties style:line-height-at-least="0.1666in"/>
    </style:style>
    <style:style style:name="T34" style:parent-style-name="預設段落字型" style:family="text">
      <style:text-properties style:font-name="微軟正黑體" style:font-name-asian="微軟正黑體" fo:color="#0563C1" style:font-size-complex="12pt"/>
    </style:style>
    <style:style style:name="P35" style:parent-style-name="內文" style:family="paragraph">
      <style:paragraph-properties style:line-height-at-least="0.1666in"/>
    </style:style>
    <style:style style:name="T36" style:parent-style-name="預設段落字型" style:family="text">
      <style:text-properties style:font-name="微軟正黑體" style:font-name-asian="微軟正黑體" fo:color="#0563C1" style:font-size-complex="12pt"/>
    </style:style>
    <style:style style:name="P37" style:parent-style-name="內文" style:family="paragraph">
      <style:paragraph-properties fo:margin-bottom="0.0833in" style:line-height-at-least="0.1666in"/>
      <style:text-properties style:font-name="微軟正黑體" style:font-name-asian="微軟正黑體" fo:font-weight="bold" style:font-weight-asian="bold" fo:color="#002060" fo:font-size="14pt" style:font-size-asian="14pt" style:font-size-complex="14pt"/>
    </style:style>
    <style:style style:name="P38" style:parent-style-name="內文" style:family="paragraph">
      <style:paragraph-properties style:line-height-at-least="0.1666in"/>
    </style:style>
    <style:style style:name="T39" style:parent-style-name="預設段落字型" style:family="text">
      <style:text-properties style:font-name="微軟正黑體" style:font-name-asian="微軟正黑體" fo:color="#0563C1" style:font-size-complex="12pt"/>
    </style:style>
    <style:style style:name="P40" style:parent-style-name="內文" style:family="paragraph">
      <style:paragraph-properties style:line-height-at-least="0.1666in"/>
    </style:style>
    <style:style style:name="T41" style:parent-style-name="預設段落字型" style:family="text">
      <style:text-properties style:font-name="微軟正黑體" style:font-name-asian="微軟正黑體" fo:color="#0563C1" style:font-size-complex="12pt"/>
    </style:style>
    <style:style style:name="P42" style:parent-style-name="內文" style:family="paragraph">
      <style:paragraph-properties style:line-height-at-least="0.1666in"/>
    </style:style>
    <style:style style:name="T43" style:parent-style-name="預設段落字型" style:family="text">
      <style:text-properties style:font-name="微軟正黑體" style:font-name-asian="微軟正黑體" fo:color="#0563C1" style:font-size-complex="12pt"/>
    </style:style>
    <style:style style:name="P44" style:parent-style-name="內文" style:family="paragraph">
      <style:paragraph-properties style:line-height-at-least="0.1666in"/>
    </style:style>
    <style:style style:name="T45" style:parent-style-name="預設段落字型" style:family="text">
      <style:text-properties style:font-name="微軟正黑體" style:font-name-asian="微軟正黑體" fo:color="#0563C1" style:font-size-complex="12pt"/>
    </style:style>
    <style:style style:name="P46" style:parent-style-name="內文" style:family="paragraph">
      <style:paragraph-properties style:line-height-at-least="0.1666in"/>
    </style:style>
    <style:style style:name="T47" style:parent-style-name="預設段落字型" style:family="text">
      <style:text-properties style:font-name="微軟正黑體" style:font-name-asian="微軟正黑體" fo:color="#0563C1" style:font-size-complex="12pt"/>
    </style:style>
    <style:style style:name="P48" style:parent-style-name="內文" style:family="paragraph">
      <style:paragraph-properties style:line-height-at-least="0.1666in"/>
    </style:style>
    <style:style style:name="T49" style:parent-style-name="預設段落字型" style:family="text">
      <style:text-properties style:font-name="微軟正黑體" style:font-name-asian="微軟正黑體" fo:color="#0563C1" style:font-size-complex="12pt"/>
    </style:style>
    <style:style style:name="P50" style:parent-style-name="內文" style:family="paragraph">
      <style:paragraph-properties style:line-height-at-least="0.1666in"/>
    </style:style>
    <style:style style:name="T51" style:parent-style-name="預設段落字型" style:family="text">
      <style:text-properties style:font-name="微軟正黑體" style:font-name-asian="微軟正黑體" fo:color="#0563C1" style:font-size-complex="12pt"/>
    </style:style>
    <style:style style:name="P52" style:parent-style-name="內文" style:family="paragraph">
      <style:paragraph-properties style:line-height-at-least="0.1666in"/>
    </style:style>
    <style:style style:name="T53" style:parent-style-name="預設段落字型" style:family="text">
      <style:text-properties style:font-name="微軟正黑體" style:font-name-asian="微軟正黑體" fo:color="#0563C1" style:font-size-complex="12pt"/>
    </style:style>
    <style:style style:name="P54" style:parent-style-name="內文" style:family="paragraph">
      <style:paragraph-properties fo:margin-bottom="0.0833in" style:line-height-at-least="0.1666in"/>
      <style:text-properties style:font-name="微軟正黑體" style:font-name-asian="微軟正黑體" fo:font-weight="bold" style:font-weight-asian="bold" fo:color="#002060" fo:font-size="14pt" style:font-size-asian="14pt" style:font-size-complex="14pt"/>
    </style:style>
    <style:style style:name="P55" style:parent-style-name="內文" style:family="paragraph">
      <style:paragraph-properties style:line-height-at-least="0.1666in"/>
    </style:style>
    <style:style style:name="T56" style:parent-style-name="預設段落字型" style:family="text">
      <style:text-properties style:font-name="微軟正黑體" style:font-name-asian="微軟正黑體" fo:color="#0563C1" style:font-size-complex="12pt"/>
    </style:style>
    <style:style style:name="P57" style:parent-style-name="內文" style:family="paragraph">
      <style:paragraph-properties style:line-height-at-least="0.1666in"/>
    </style:style>
    <style:style style:name="T58" style:parent-style-name="預設段落字型" style:family="text">
      <style:text-properties style:font-name="微軟正黑體" style:font-name-asian="微軟正黑體" fo:color="#0563C1" style:font-size-complex="12pt"/>
    </style:style>
    <style:style style:name="P59" style:parent-style-name="內文" style:family="paragraph">
      <style:paragraph-properties style:line-height-at-least="0.1666in"/>
    </style:style>
    <style:style style:name="T60" style:parent-style-name="預設段落字型" style:family="text">
      <style:text-properties style:font-name="微軟正黑體" style:font-name-asian="微軟正黑體" fo:color="#0563C1" style:font-size-complex="12pt"/>
    </style:style>
    <style:style style:name="P61" style:parent-style-name="內文" style:family="paragraph">
      <style:paragraph-properties style:line-height-at-least="0.1666in"/>
    </style:style>
    <style:style style:name="T62" style:parent-style-name="預設段落字型" style:family="text">
      <style:text-properties style:font-name="微軟正黑體" style:font-name-asian="微軟正黑體" fo:color="#0563C1" style:font-size-complex="12pt"/>
    </style:style>
    <style:style style:name="P63" style:parent-style-name="內文" style:family="paragraph">
      <style:paragraph-properties style:line-height-at-least="0.1666in"/>
    </style:style>
    <style:style style:name="T64" style:parent-style-name="預設段落字型" style:family="text">
      <style:text-properties style:font-name="微軟正黑體" style:font-name-asian="微軟正黑體" fo:color="#0563C1" style:font-size-complex="12pt"/>
    </style:style>
    <style:style style:name="P65" style:parent-style-name="內文" style:family="paragraph">
      <style:paragraph-properties style:line-height-at-least="0.1666in"/>
    </style:style>
    <style:style style:name="T66" style:parent-style-name="預設段落字型" style:family="text">
      <style:text-properties style:font-name="微軟正黑體" style:font-name-asian="微軟正黑體" fo:color="#0563C1" style:font-size-complex="12pt"/>
    </style:style>
    <style:style style:name="P67" style:parent-style-name="內文" style:family="paragraph">
      <style:paragraph-properties style:line-height-at-least="0.1666in"/>
    </style:style>
    <style:style style:name="T68" style:parent-style-name="預設段落字型" style:family="text">
      <style:text-properties style:font-name="微軟正黑體" style:font-name-asian="微軟正黑體" fo:color="#0563C1" style:font-size-complex="12pt"/>
    </style:style>
    <style:style style:name="P69" style:parent-style-name="內文" style:family="paragraph">
      <style:paragraph-properties style:line-height-at-least="0.1666in"/>
    </style:style>
    <style:style style:name="T70" style:parent-style-name="預設段落字型" style:family="text">
      <style:text-properties style:font-name="微軟正黑體" style:font-name-asian="微軟正黑體" fo:color="#0563C1" style:font-size-complex="12pt"/>
    </style:style>
    <style:style style:name="T71" style:parent-style-name="預設段落字型" style:family="text">
      <style:text-properties style:font-name="微軟正黑體" style:font-name-asian="微軟正黑體" fo:color="#0563C1" style:font-size-complex="12pt"/>
    </style:style>
    <style:style style:name="P72" style:parent-style-name="內文" style:family="paragraph">
      <style:paragraph-properties style:line-height-at-least="0.1666in"/>
    </style:style>
    <style:style style:name="T73" style:parent-style-name="預設段落字型" style:family="text">
      <style:text-properties style:font-name="微軟正黑體" style:font-name-asian="微軟正黑體" fo:color="#0563C1" style:font-size-complex="12pt"/>
    </style:style>
    <style:style style:name="P74" style:parent-style-name="內文" style:family="paragraph">
      <style:paragraph-properties style:line-height-at-least="0.1666in"/>
    </style:style>
    <style:style style:name="T75" style:parent-style-name="預設段落字型" style:family="text">
      <style:text-properties style:font-name="微軟正黑體" style:font-name-asian="微軟正黑體" fo:color="#0563C1" style:font-size-complex="12pt"/>
    </style:style>
    <style:style style:name="P76" style:parent-style-name="內文" style:family="paragraph">
      <style:paragraph-properties style:line-height-at-least="0.1666in"/>
    </style:style>
    <style:style style:name="T77" style:parent-style-name="預設段落字型" style:family="text">
      <style:text-properties style:font-name="微軟正黑體" style:font-name-asian="微軟正黑體" fo:color="#0563C1" style:font-size-complex="12pt"/>
    </style:style>
    <style:style style:name="P78" style:parent-style-name="內文" style:family="paragraph">
      <style:paragraph-properties style:line-height-at-least="0.1666in"/>
    </style:style>
    <style:style style:name="T79" style:parent-style-name="預設段落字型" style:family="text">
      <style:text-properties style:font-name="微軟正黑體" style:font-name-asian="微軟正黑體" fo:color="#0563C1" style:font-size-complex="12pt"/>
    </style:style>
    <style:style style:name="P80" style:parent-style-name="內文" style:family="paragraph">
      <style:paragraph-properties style:line-height-at-least="0.1666in"/>
    </style:style>
    <style:style style:name="T81" style:parent-style-name="預設段落字型" style:family="text">
      <style:text-properties style:font-name="微軟正黑體" style:font-name-asian="微軟正黑體" fo:color="#0563C1" style:font-size-complex="12pt"/>
    </style:style>
    <style:style style:name="P82" style:parent-style-name="內文" style:family="paragraph">
      <style:paragraph-properties style:line-height-at-least="0.1666in"/>
    </style:style>
    <style:style style:name="T83" style:parent-style-name="預設段落字型" style:family="text">
      <style:text-properties style:font-name="微軟正黑體" style:font-name-asian="微軟正黑體" fo:color="#0563C1" style:font-size-complex="12pt"/>
    </style:style>
    <style:style style:name="P84" style:parent-style-name="內文" style:family="paragraph">
      <style:paragraph-properties style:line-height-at-least="0.1666in"/>
    </style:style>
    <style:style style:name="T85" style:parent-style-name="預設段落字型" style:family="text">
      <style:text-properties style:font-name="微軟正黑體" style:font-name-asian="微軟正黑體" fo:color="#0563C1" style:font-size-complex="12pt"/>
    </style:style>
    <style:style style:name="P86" style:parent-style-name="內文" style:family="paragraph">
      <style:paragraph-properties style:line-height-at-least="0.1666in"/>
    </style:style>
    <style:style style:name="T87" style:parent-style-name="預設段落字型" style:family="text">
      <style:text-properties style:font-name="微軟正黑體" style:font-name-asian="微軟正黑體" fo:color="#0563C1" style:font-size-complex="12pt"/>
    </style:style>
    <style:style style:name="T88" style:parent-style-name="預設段落字型" style:family="text">
      <style:text-properties style:font-name="微軟正黑體" style:font-name-asian="微軟正黑體" fo:color="#0563C1" style:font-size-complex="12pt"/>
    </style:style>
    <style:style style:name="P89" style:parent-style-name="內文" style:family="paragraph">
      <style:paragraph-properties style:line-height-at-least="0.1666in"/>
    </style:style>
    <style:style style:name="T90" style:parent-style-name="預設段落字型" style:family="text">
      <style:text-properties style:font-name="微軟正黑體" style:font-name-asian="微軟正黑體" fo:color="#0563C1" style:font-size-complex="12pt"/>
    </style:style>
    <style:style style:name="P91" style:parent-style-name="內文" style:family="paragraph">
      <style:paragraph-properties style:line-height-at-least="0.1666in"/>
    </style:style>
    <style:style style:name="T92" style:parent-style-name="預設段落字型" style:family="text">
      <style:text-properties style:font-name="微軟正黑體" style:font-name-asian="微軟正黑體" fo:color="#0563C1" style:font-size-complex="12pt"/>
    </style:style>
    <style:style style:name="P93" style:parent-style-name="內文" style:family="paragraph">
      <style:paragraph-properties fo:margin-bottom="0.0833in" style:line-height-at-least="0.1666in"/>
      <style:text-properties style:font-name="微軟正黑體" style:font-name-asian="微軟正黑體" fo:font-weight="bold" style:font-weight-asian="bold" fo:color="#002060" fo:font-size="14pt" style:font-size-asian="14pt" style:font-size-complex="14pt"/>
    </style:style>
    <style:style style:name="P94" style:parent-style-name="內文" style:family="paragraph">
      <style:paragraph-properties style:line-height-at-least="0.1666in"/>
    </style:style>
    <style:style style:name="T95" style:parent-style-name="預設段落字型" style:family="text">
      <style:text-properties style:font-name="微軟正黑體" style:font-name-asian="微軟正黑體" fo:color="#0563C1" style:font-size-complex="12pt"/>
    </style:style>
    <style:style style:name="P96" style:parent-style-name="內文" style:family="paragraph">
      <style:paragraph-properties style:line-height-at-least="0.1666in"/>
    </style:style>
    <style:style style:name="T97" style:parent-style-name="預設段落字型" style:family="text">
      <style:text-properties style:font-name="微軟正黑體" style:font-name-asian="微軟正黑體" fo:color="#0563C1" style:font-size-complex="12pt"/>
    </style:style>
    <style:style style:name="P98" style:parent-style-name="內文" style:family="paragraph">
      <style:paragraph-properties style:line-height-at-least="0.1666in"/>
    </style:style>
    <style:style style:name="T99" style:parent-style-name="預設段落字型" style:family="text">
      <style:text-properties style:font-name="微軟正黑體" style:font-name-asian="微軟正黑體" fo:color="#0563C1" style:font-size-complex="12pt"/>
    </style:style>
    <style:style style:name="P100" style:parent-style-name="內文" style:family="paragraph">
      <style:paragraph-properties style:line-height-at-least="0.1666in"/>
    </style:style>
    <style:style style:name="T101" style:parent-style-name="預設段落字型" style:family="text">
      <style:text-properties style:font-name="微軟正黑體" style:font-name-asian="微軟正黑體" fo:color="#0563C1" style:font-size-complex="12pt"/>
    </style:style>
    <style:style style:name="P102" style:parent-style-name="內文" style:family="paragraph">
      <style:paragraph-properties style:line-height-at-least="0.1666in"/>
    </style:style>
    <style:style style:name="T103" style:parent-style-name="預設段落字型" style:family="text">
      <style:text-properties style:font-name="微軟正黑體" style:font-name-asian="微軟正黑體" fo:color="#0563C1" style:font-size-complex="12pt"/>
    </style:style>
    <style:style style:name="P104" style:parent-style-name="內文" style:family="paragraph">
      <style:paragraph-properties style:line-height-at-least="0.1666in"/>
    </style:style>
    <style:style style:name="T105" style:parent-style-name="預設段落字型" style:family="text">
      <style:text-properties style:font-name="微軟正黑體" style:font-name-asian="微軟正黑體" fo:color="#0563C1" style:font-size-complex="12pt"/>
    </style:style>
    <style:style style:name="P106" style:parent-style-name="內文" style:family="paragraph">
      <style:paragraph-properties style:line-height-at-least="0.1666in"/>
    </style:style>
    <style:style style:name="T107" style:parent-style-name="預設段落字型" style:family="text">
      <style:text-properties style:font-name="微軟正黑體" style:font-name-asian="微軟正黑體" fo:color="#0563C1" style:font-size-complex="12pt"/>
    </style:style>
    <style:style style:name="P108" style:parent-style-name="內文" style:family="paragraph">
      <style:paragraph-properties style:line-height-at-least="0.1666in"/>
    </style:style>
    <style:style style:name="T109" style:parent-style-name="預設段落字型" style:family="text">
      <style:text-properties style:font-name="微軟正黑體" style:font-name-asian="微軟正黑體" fo:color="#0563C1" style:font-size-complex="12pt"/>
    </style:style>
    <style:style style:name="P110" style:parent-style-name="內文" style:family="paragraph">
      <style:paragraph-properties style:line-height-at-least="0.1666in"/>
    </style:style>
    <style:style style:name="T111" style:parent-style-name="預設段落字型" style:family="text">
      <style:text-properties style:font-name="微軟正黑體" style:font-name-asian="微軟正黑體" fo:color="#0563C1" style:font-size-complex="12pt"/>
    </style:style>
    <style:style style:name="P112" style:parent-style-name="內文" style:family="paragraph">
      <style:paragraph-properties style:line-height-at-least="0.1666in"/>
    </style:style>
    <style:style style:name="T113" style:parent-style-name="預設段落字型" style:family="text">
      <style:text-properties style:font-name="微軟正黑體" style:font-name-asian="微軟正黑體" fo:color="#0563C1" style:font-size-complex="12pt"/>
    </style:style>
    <style:style style:name="P114" style:parent-style-name="內文" style:family="paragraph">
      <style:paragraph-properties style:line-height-at-least="0.1666in"/>
    </style:style>
    <style:style style:name="T115" style:parent-style-name="預設段落字型" style:family="text">
      <style:text-properties style:font-name="微軟正黑體" style:font-name-asian="微軟正黑體" fo:color="#0563C1" style:font-size-complex="12pt"/>
    </style:style>
    <style:style style:name="P116" style:parent-style-name="內文" style:family="paragraph">
      <style:paragraph-properties style:line-height-at-least="0.1666in"/>
    </style:style>
    <style:style style:name="T117" style:parent-style-name="預設段落字型" style:family="text">
      <style:text-properties style:font-name="微軟正黑體" style:font-name-asian="微軟正黑體" fo:color="#0563C1" style:font-size-complex="12pt"/>
    </style:style>
    <style:style style:name="P118" style:parent-style-name="內文" style:family="paragraph">
      <style:paragraph-properties style:line-height-at-least="0.1666in"/>
    </style:style>
    <style:style style:name="T119" style:parent-style-name="預設段落字型" style:family="text">
      <style:text-properties style:font-name="微軟正黑體" style:font-name-asian="微軟正黑體" fo:color="#0563C1" style:font-size-complex="12pt"/>
    </style:style>
    <style:style style:name="P120" style:parent-style-name="內文" style:family="paragraph">
      <style:paragraph-properties style:line-height-at-least="0.1666in"/>
    </style:style>
    <style:style style:name="T121" style:parent-style-name="預設段落字型" style:family="text">
      <style:text-properties style:font-name="微軟正黑體" style:font-name-asian="微軟正黑體" fo:color="#0563C1" style:font-size-complex="12pt"/>
    </style:style>
    <style:style style:name="P122" style:parent-style-name="內文" style:family="paragraph">
      <style:paragraph-properties style:line-height-at-least="0.1666in"/>
    </style:style>
    <style:style style:name="T123" style:parent-style-name="預設段落字型" style:family="text">
      <style:text-properties style:font-name="微軟正黑體" style:font-name-asian="微軟正黑體" fo:color="#0563C1" style:font-size-complex="12pt"/>
    </style:style>
    <style:style style:name="P124" style:parent-style-name="內文" style:family="paragraph">
      <style:paragraph-properties style:line-height-at-least="0.1666in"/>
    </style:style>
    <style:style style:name="T125" style:parent-style-name="預設段落字型" style:family="text">
      <style:text-properties style:font-name="微軟正黑體" style:font-name-asian="微軟正黑體" fo:color="#0563C1" style:font-size-complex="12pt"/>
    </style:style>
    <style:style style:name="P126" style:parent-style-name="內文" style:family="paragraph">
      <style:paragraph-properties style:line-height-at-least="0.1666in"/>
    </style:style>
    <style:style style:name="T127" style:parent-style-name="預設段落字型" style:family="text">
      <style:text-properties style:font-name="微軟正黑體" style:font-name-asian="微軟正黑體" fo:color="#0563C1" style:font-size-complex="12pt"/>
    </style:style>
    <style:style style:name="P128" style:parent-style-name="內文" style:family="paragraph">
      <style:paragraph-properties style:line-height-at-least="0.1666in"/>
    </style:style>
    <style:style style:name="T129" style:parent-style-name="預設段落字型" style:family="text">
      <style:text-properties style:font-name="微軟正黑體" style:font-name-asian="微軟正黑體" fo:color="#0563C1" style:font-size-complex="12pt"/>
    </style:style>
    <style:style style:name="P130" style:parent-style-name="內文" style:family="paragraph">
      <style:paragraph-properties style:line-height-at-least="0.1666in"/>
    </style:style>
    <style:style style:name="T131" style:parent-style-name="預設段落字型" style:family="text">
      <style:text-properties style:font-name="微軟正黑體" style:font-name-asian="微軟正黑體" fo:color="#0563C1" style:font-size-complex="12pt"/>
    </style:style>
    <style:style style:name="P132" style:parent-style-name="內文" style:family="paragraph">
      <style:paragraph-properties style:line-height-at-least="0.1666in"/>
    </style:style>
    <style:style style:name="T133" style:parent-style-name="預設段落字型" style:family="text">
      <style:text-properties style:font-name="微軟正黑體" style:font-name-asian="微軟正黑體" fo:color="#0563C1" style:font-size-complex="12pt"/>
    </style:style>
  </office:automatic-styles>
  <office:body>
    <office:text text:use-soft-page-breaks="true">
      <text:p text:style-name="P1"><text:span text:style-name="T2">…..</text:span><text:span text:style-name="T3">台</text:span><text:span text:style-name="T4">灣</text:span><text:span text:style-name="T5">旅</text:span><text:span text:style-name="T6">行</text:span><text:span text:style-name="T7">景</text:span><text:span text:style-name="T8">點</text:span><text:span text:style-name="T9">…..</text:span></text:p>
      <text:p text:style-name="P10">【國家風景區】</text:p>
      <text:p text:style-name="P11"><text:a xlink:href="http://www.necoast-nsa.gov.tw/" office:target-frame-name="_top" xlink:show="replace"><text:span text:style-name="T12">東北角暨宜蘭海岸國家風景區</text:span></text:a></text:p>
      <text:p text:style-name="P13"><text:a xlink:href="http://www.northguan-nsa.gov.tw/" office:target-frame-name="_top" xlink:show="replace"><text:span text:style-name="T14">北海岸及觀音山國家風景區</text:span></text:a></text:p>
      <text:p text:style-name="P15"><text:a xlink:href="http://www.eastcoast-nsa.gov.tw/" office:target-frame-name="_top" xlink:show="replace"><text:span text:style-name="T16">東部海岸國家風景區</text:span></text:a></text:p>
      <text:p text:style-name="P17"><text:a xlink:href="http://www.erv-nsa.gov.tw/" office:target-frame-name="_top" xlink:show="replace"><text:span text:style-name="T18">花東縱谷國家風景區</text:span></text:a></text:p>
      <text:p text:style-name="P19"><text:a xlink:href="http://www.trimt-nsa.gov.tw/" office:target-frame-name="_top" xlink:show="replace"><text:span text:style-name="T20">參山國家風景區</text:span></text:a></text:p>
      <text:p text:style-name="P21"><text:a xlink:href="http://www.sunmoonlake.gov.tw/" office:target-frame-name="_top" xlink:show="replace"><text:span text:style-name="T22">日月潭國家風景區</text:span></text:a></text:p>
      <text:p text:style-name="P23"><text:a xlink:href="http://www.dbnsa.gov.tw/" office:target-frame-name="_top" xlink:show="replace"><text:span text:style-name="T24">大鵬灣國家風景區</text:span></text:a></text:p>
      <text:p text:style-name="P25"><text:a xlink:href="http://www.maolin-nsa.gov.tw/" office:target-frame-name="_top" xlink:show="replace"><text:span text:style-name="T26">茂林國家風景區</text:span></text:a></text:p>
      <text:p text:style-name="P27"><text:a xlink:href="http://www.swcoast-nsa.gov.tw/" office:target-frame-name="_top" xlink:show="replace"><text:span text:style-name="T28">雲嘉南濱海國家風景區</text:span></text:a></text:p>
      <text:p text:style-name="P29"><text:a xlink:href="http://www.siraya-nsa.gov.tw/" office:target-frame-name="_top" xlink:show="replace"><text:span text:style-name="T30">西拉雅國家風景區</text:span></text:a></text:p>
      <text:p text:style-name="P31"><text:a xlink:href="http://www.matsu-nsa.gov.tw/" office:target-frame-name="_top" xlink:show="replace"><text:span text:style-name="T32">馬祖國家風景區</text:span></text:a></text:p>
      <text:p text:style-name="P33"><text:a xlink:href="http://www.penghu-nsa.gov.tw/" office:target-frame-name="_top" xlink:show="replace"><text:span text:style-name="T34">澎湖國家風景區</text:span></text:a></text:p>
      <text:p text:style-name="P35"><text:a xlink:href="http://www.ali-nsa.net/" office:target-frame-name="_top" xlink:show="replace"><text:span text:style-name="T36">阿里山國家風景區</text:span></text:a></text:p>
      <text:p text:style-name="P37">【國家公園】</text:p>
      <text:p text:style-name="P38"><text:a xlink:href="http://www.ymsnp.gov.tw/" office:target-frame-name="_top" xlink:show="replace"><text:span text:style-name="T39">陽明山國家公園</text:span></text:a></text:p>
      <text:p text:style-name="P40"><text:a xlink:href="http://www.spnp.gov.tw/" office:target-frame-name="_top" xlink:show="replace"><text:span text:style-name="T41">雪霸國家公園</text:span></text:a></text:p>
      <text:p text:style-name="P42"><text:a xlink:href="http://www.taroko.gov.tw/zhTW/" office:target-frame-name="_top" xlink:show="replace"><text:span text:style-name="T43">太魯閣國家公園</text:span></text:a></text:p>
      <text:p text:style-name="P44"><text:a xlink:href="http://www.ysnp.gov.tw/" office:target-frame-name="_top" xlink:show="replace"><text:span text:style-name="T45">玉山國家公園</text:span></text:a></text:p>
      <text:p text:style-name="P46"><text:a xlink:href="http://www.ktnp.gov.tw/" office:target-frame-name="_top" xlink:show="replace"><text:span text:style-name="T47">墾丁國家公園</text:span></text:a></text:p>
      <text:p text:style-name="P48"><text:a xlink:href="http://www.kmnp.gov.tw/" office:target-frame-name="_top" xlink:show="replace"><text:span text:style-name="T49">金門國家公園</text:span></text:a></text:p>
      <text:p text:style-name="P50"><text:a xlink:href="http://dongsha.cpami.gov.tw/" office:target-frame-name="_top" xlink:show="replace"><text:span text:style-name="T51">東沙環礁國家公園</text:span></text:a></text:p>
      <text:p text:style-name="P52"><text:a xlink:href="http://np.cpami.gov.tw/tjnp/" office:target-frame-name="_top" xlink:show="replace"><text:span text:style-name="T53">台江國家公園</text:span></text:a></text:p>
      <text:p text:style-name="P54">【國家森林遊樂區】</text:p>
      <text:p text:style-name="P55"><text:a xlink:href="http://recreation.forest.gov.tw/RA/RA_1_1.aspx?RA_ID=0200002" office:target-frame-name="_top" xlink:show="replace"><text:span text:style-name="T56">內洞國家森林遊樂區</text:span></text:a></text:p>
      <text:p text:style-name="P57"><text:a xlink:href="http://recreation.forest.gov.tw/RA/RA_1_1.aspx?RA_ID=0200001" office:target-frame-name="_top" xlink:show="replace"><text:span text:style-name="T58">滿月圓國家森林遊樂區</text:span></text:a></text:p>
      <text:p text:style-name="P59"><text:a xlink:href="http://recreation.forest.gov.tw/RA/RA_1_1.aspx?RA_ID=0200003" office:target-frame-name="_top" xlink:show="replace"><text:span text:style-name="T60">東眼山國家森林遊樂區</text:span></text:a></text:p>
      <text:p text:style-name="P61"><text:a xlink:href="http://recreation.forest.gov.tw/RA/RA_1_1.aspx?RA_ID=0200004" office:target-frame-name="_top" xlink:show="replace"><text:span text:style-name="T62">觀霧國家森林遊樂區</text:span></text:a></text:p>
      <text:p text:style-name="P63"><text:a xlink:href="http://recreation.forest.gov.tw/RA/RA_1_1.aspx?RA_ID=0100001" office:target-frame-name="_top" xlink:show="replace"><text:span text:style-name="T64">太平山國家森林遊樂區</text:span></text:a></text:p>
      <text:p text:style-name="P65"><text:a xlink:href="http://recreation.forest.gov.tw/RA/RA_1_1.aspx?RA_ID=0300001" office:target-frame-name="_top" xlink:show="replace"><text:span text:style-name="T66">武陵國家森林遊樂區</text:span></text:a></text:p>
      <text:p text:style-name="P67"><text:a xlink:href="http://recreation.forest.gov.tw/RA/RA_1_1.aspx?RA_ID=0300003" office:target-frame-name="_top" xlink:show="replace"><text:span text:style-name="T68">大雪山國家森林遊樂區</text:span></text:a></text:p>
      <text:p text:style-name="P69"><text:a xlink:href="http://recreation.forest.gov.tw/RA/RA_1_1.aspx?RA_ID=0300002" office:target-frame-name="_top" xlink:show="replace"><text:span text:style-name="T70">八仙山國家森林遊樂</text:span><text:span text:style-name="T71">區</text:span></text:a></text:p>
      <text:p text:style-name="P72"><text:a xlink:href="http://recreation.forest.gov.tw/RA/RA_1_1.aspx?RA_ID=0300004" office:target-frame-name="_top" xlink:show="replace"><text:span text:style-name="T73">合歡山國家森林遊樂區</text:span></text:a></text:p>
      <text:p text:style-name="P74"><text:a xlink:href="http://recreation.forest.gov.tw/RA/RA_1_1.aspx?RA_ID=0400001" office:target-frame-name="_top" xlink:show="replace"><text:span text:style-name="T75">奧萬大國家森林遊樂區</text:span></text:a></text:p>
      <text:p text:style-name="P76"><text:a xlink:href="http://recreation.forest.gov.tw/RA/RA_1_1.aspx?RA_ID=0500001" office:target-frame-name="_top" xlink:show="replace"><text:span text:style-name="T77">阿里山國家森林遊樂區</text:span></text:a></text:p>
      <text:p text:style-name="P78"><text:a xlink:href="http://recreation.forest.gov.tw/RA/RA_1_1.aspx?RA_ID=0600001" office:target-frame-name="_top" xlink:show="replace"><text:span text:style-name="T79">藤枝國家森林遊樂區</text:span></text:a></text:p>
      <text:p text:style-name="P80"><text:a xlink:href="http://recreation.forest.gov.tw/RA/RA_1_1.aspx?RA_ID=0600003" office:target-frame-name="_top" xlink:show="replace"><text:span text:style-name="T81">雙流國家森林遊樂區</text:span></text:a></text:p>
      <text:p text:style-name="P82"><text:a xlink:href="http://recreation.forest.gov.tw/RA/RA_1_1.aspx?RA_ID=0600002" office:target-frame-name="_top" xlink:show="replace"><text:span text:style-name="T83">墾丁國家森林遊樂區</text:span></text:a></text:p>
      <text:p text:style-name="P84"><text:a xlink:href="http://recreation.forest.gov.tw/RA/RA_1_1.aspx?RA_ID=0800002" office:target-frame-name="_top" xlink:show="replace"><text:span text:style-name="T85">池南國家森林遊樂區</text:span></text:a></text:p>
      <text:p text:style-name="P86"><text:a xlink:href="http://recreation.forest.gov.tw/RA/RA_1_1.aspx?RA_ID=0800001" office:target-frame-name="_top" xlink:show="replace"><text:span text:style-name="T87">富源國家</text:span><text:span text:style-name="T88">森林遊樂區</text:span></text:a></text:p>
      <text:p text:style-name="P89"><text:a xlink:href="http://recreation.forest.gov.tw/RA/RA_1_1.aspx?RA_ID=0700002" office:target-frame-name="_top" xlink:show="replace"><text:span text:style-name="T90">向陽國家森林遊樂區</text:span></text:a></text:p>
      <text:p text:style-name="P91"><text:a xlink:href="http://recreation.forest.gov.tw/RA/RA_1_1.aspx?RA_ID=0700001" office:target-frame-name="_top" xlink:show="replace"><text:span text:style-name="T92">知本國家森林遊樂區</text:span></text:a></text:p>
      <text:p text:style-name="P93">【主題樂園】</text:p>
      <text:p text:style-name="P94"><text:a xlink:href="http://www.themeparks.net.tw/park/park02/index.asp" office:target-frame-name="_top" xlink:show="replace"><text:span text:style-name="T95">八仙海岸</text:span></text:a></text:p>
      <text:p text:style-name="P96"><text:a xlink:href="http://www.themeparks.net.tw/park/park01/index.asp" office:target-frame-name="_top" xlink:show="replace"><text:span text:style-name="T97">野柳海洋世界</text:span></text:a></text:p>
      <text:p text:style-name="P98"><text:a xlink:href="http://www.themeparks.net.tw/park/park26/index.asp" office:target-frame-name="_top" xlink:show="replace"><text:span text:style-name="T99">雲仙樂園</text:span></text:a></text:p>
      <text:p text:style-name="P100"><text:a xlink:href="http://www.themeparks.net.tw/park/park03/index.asp" office:target-frame-name="_top" xlink:show="replace"><text:span text:style-name="T101">小人國主題樂園</text:span></text:a></text:p>
      <text:p text:style-name="P102"><text:a xlink:href="http://www.themeparks.net.tw/park/park03/index.asp" office:target-frame-name="_top" xlink:show="replace"><text:span text:style-name="T103">六福村主題遊樂園</text:span></text:a></text:p>
      <text:p text:style-name="P104"><text:a xlink:href="http://www.themeparks.net.tw/park/park04/index.asp" office:target-frame-name="_top" xlink:show="replace"><text:span text:style-name="T105">小叮噹科學遊樂區</text:span></text:a></text:p>
      <text:p text:style-name="P106"><text:a xlink:href="http://www.themeparks.net.tw/park/park11/index.asp" office:target-frame-name="_top" xlink:show="replace"><text:span text:style-name="T107">西湖渡假村</text:span></text:a></text:p>
      <text:p text:style-name="P108"><text:a xlink:href="http://www.themeparks.net.tw/park/park09/index.asp" office:target-frame-name="_top" xlink:show="replace"><text:span text:style-name="T109">香格里拉樂園</text:span></text:a></text:p>
      <text:p text:style-name="P110"><text:a xlink:href="http://www.themeparks.net.tw/park/park10/index.asp" office:target-frame-name="_top" xlink:show="replace"><text:span text:style-name="T111">火炎山遊樂區</text:span></text:a></text:p>
      <text:p text:style-name="P112"><text:a xlink:href="http://www.themeparks.net.tw/park/park12/index.asp" office:target-frame-name="_top" xlink:show="replace"><text:span text:style-name="T113">麗寶樂園</text:span></text:a></text:p>
      <text:p text:style-name="P114"><text:a xlink:href="http://www.themeparks.net.tw/park/park25/index.asp" office:target-frame-name="_top" xlink:show="replace"><text:span text:style-name="T115">東勢林場遊樂區</text:span></text:a></text:p>
      <text:p text:style-name="P116"><text:a xlink:href="http://www.themeparks.net.tw/park/park19/index.asp" office:target-frame-name="_top" xlink:show="replace"><text:span text:style-name="T117">九族文化村</text:span></text:a></text:p>
      <text:p text:style-name="P118"><text:a xlink:href="http://www.themeparks.net.tw/park/park18/index.asp" office:target-frame-name="_top" xlink:show="replace"><text:span text:style-name="T119">泰雅渡假村</text:span></text:a></text:p>
      <text:p text:style-name="P120"><text:a xlink:href="http://www.themeparks.net.tw/park/park20/index.asp" office:target-frame-name="_top" xlink:show="replace"><text:span text:style-name="T121">杉林溪森林生態渡假園區</text:span></text:a></text:p>
      <text:p text:style-name="P122"><text:a xlink:href="http://www.themeparks.net.tw/park/park14/index.asp" office:target-frame-name="_top" xlink:show="replace"><text:span text:style-name="T123">劍湖山世界</text:span></text:a></text:p>
      <text:p text:style-name="P124"><text:a xlink:href="http://www.themeparks.net.tw/park/park16/index.asp" office:target-frame-name="_top" xlink:show="replace"><text:span text:style-name="T125">頑皮世界</text:span></text:a></text:p>
      <text:p text:style-name="P126"><text:a xlink:href="http://www.themeparks.net.tw/park/park17/index.asp" office:target-frame-name="_top" xlink:show="replace"><text:span text:style-name="T127">尖山埤江南渡假村</text:span></text:a></text:p>
      <text:p text:style-name="P128"><text:a xlink:href="http://www.themeparks.net.tw/park/park22/index.asp" office:target-frame-name="_top" xlink:show="replace"><text:span text:style-name="T129">小墾丁渡假村</text:span></text:a></text:p>
      <text:p text:style-name="P130"><text:a xlink:href="http://www.themeparks.net.tw/park/park24/index.asp" office:target-frame-name="_top" xlink:show="replace"><text:span text:style-name="T131">大路觀主題樂園</text:span></text:a></text:p>
      <text:p text:style-name="P132"><text:a xlink:href="http://www.themeparks.net.tw/park/park23/index.asp" office:target-frame-name="_top" xlink:show="replace"><text:span text:style-name="T133">遠雄海洋公園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超連結" style:display-name="超連結" style:family="text" style:parent-style-name="預設段落字型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未解析的提及項目" style:display-name="未解析的提及項目" style:family="text" style:parent-style-name="預設段落字型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833in solid #C2D69B" fo:padding-top="0.8312in" fo:padding-left="0.5833in" fo:padding-bottom="0.8312in" fo:padding-right="0.5833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8-11-16T07:45:00Z</meta:creation-date>
    <dc:date>2018-11-20T10:00:00Z</dc:date>
    <meta:template xlink:href="Normal" xlink:type="simple"/>
    <meta:editing-cycles>3</meta:editing-cycles>
    <meta:editing-duration>PT120S</meta:editing-duration>
    <meta:document-statistic meta:page-count="3" meta:paragraph-count="8" meta:word-count="638" meta:character-count="4267" meta:row-count="30" meta:non-whitespace-character-count="3637"/>
  </office:meta>
</office:document-meta>
</file>